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12.118cm"/>
    </style:style>
    <style:style style:name="co11" style:family="table-column">
      <style:table-column-properties fo:break-before="auto" style:column-width="0.898cm"/>
    </style:style>
    <style:style style:name="co20" style:family="table-column">
      <style:table-column-properties fo:break-before="auto" style:column-width="1.988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178cm"/>
    </style:style>
    <style:style style:name="co24" style:family="table-column">
      <style:table-column-properties fo:break-before="auto" style:column-width="1.933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272cm"/>
    </style:style>
    <style:style style:name="co27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ro4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text-line-through-style="none" style:text-line-through-type="none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ext-properties fo:font-size="8pt" style:font-size-asian="8pt" style:font-size-complex="8pt"/>
    </style:style>
    <style:style style:name="ce13" style:family="table-cell" style:parent-style-name="Default" style:data-style-name="N100">
      <style:text-properties style:text-line-through-style="solid" style:text-line-through-type="single"/>
    </style:style>
    <style:style style:name="ce11" style:family="table-cell" style:parent-style-name="Default" style:data-style-name="N100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size="8pt" style:font-size-asian="8pt" style:font-size-complex="8pt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T4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Arial" fo:font-size="10pt" fo:language="ru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size-asian="9pt" style:font-size-complex="9pt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9" table:default-cell-style-name="ce11"/>
        <table:table-column table:style-name="co23" table:default-cell-style-name="ce11"/>
        <table:table-column table:style-name="co24" table:default-cell-style-name="ce11"/>
        <table:table-column table:style-name="co2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2" table:number-columns-repeated="1011" table:default-cell-style-name="ce11"/>
        <table:table-row table:style-name="ro4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6">на момент</text:span>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6">больший</text:span></text:p>
            <text:p><text:span text:style-name="T6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5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5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15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15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5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15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5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5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4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5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5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5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5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5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 table:number-rows-repeated="4">
          <table:table-cell/>
          <table:table-cell table:style-name="ce15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Default"/>
          <table:table-cell table:style-name="Default" office:value-type="string" calcext:value-type="string">
            <text:p><text:span text:style-name="T5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 table:style-name="Default"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 table:style-name="Default"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5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5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5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5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5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1048429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Монеты 2022,2023" table:style-name="ta1"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2" table:number-columns-repeated="1021" table:default-cell-style-name="ce11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12" table:number-columns-repeated="1020" table:default-cell-style-name="ce11"/>
        <table:table-row table:style-name="ro3">
          <table:table-cell table:style-name="ce17" office:value-type="string" calcext:value-type="string">
            <text:p><text:span text:style-name="T3">Дата покупки</text:span></text:p>
            <text:p><text:span text:style-name="T3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2022.12.28</text:p>
          </table:table-cell>
          <table:table-cell table:style-name="ce18" office:value-type="string" calcext:value-type="string">
            <text:p>InvestFuture Generation IF. Аня и Макс: в поисках профессии мечты</text:p>
          </table:table-cell>
          <table:table-cell table:style-name="ce18" office:value-type="string" calcext:value-type="string">
            <text:p>2022.12.29</text:p>
          </table:table-cell>
          <table:table-cell table:style-name="ce18" office:value-type="string" calcext:value-type="string">
            <text:p>393-393</text:p>
          </table:table-cell>
          <table:table-cell table:style-name="ce18" office:value-type="string" calcext:value-type="string">
            <text:p>0</text:p>
          </table:table-cell>
          <table:table-cell table:style-name="ce18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.00.0000</text:date>, <text:time style:data-style-name="N2" text:time-value="00:22:33.63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6-09T23:23:51.587000000</dc:date>
    <meta:editing-duration>P9DT13H29M46S</meta:editing-duration>
    <meta:editing-cycles>4003</meta:editing-cycles>
    <meta:document-statistic meta:table-count="3" meta:cell-count="625" meta:object-count="0"/>
    <meta:user-defined meta:name="qrichtext">1</meta:user-defined>
  </office:meta>
</office:document-meta>
</file>